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84d1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html&gt; <text:s/>&lt;head&gt;&lt;title&gt;...&lt;/title&gt;&lt;/head&gt; </text:p>
      <text:p text:style-name="P2">&lt;body&gt;...&lt;/body&gt; </text:p>
      <text:p text:style-name="P3"><text:span text:style-name="T1">&lt;/html&gt;</text:span> </text:p>
      <text:p text:style-name="P3">&lt;!-- Comentarios --&gt;</text:p>
      <text:p text:style-name="P1">ETIQUETAS NORMALES</text:p>
      <text:p text:style-name="P3"><text:span text:style-name="T1">&lt;b&gt;</text:span> negrita </text:p>
      <text:p text:style-name="P3"><text:span text:style-name="T1">&lt;h1&gt;</text:span> títulos</text:p>
      <text:p text:style-name="P3"><text:span text:style-name="T1">&lt;p&gt;</text:span> párrafos </text:p>
      <text:p text:style-name="P3"><text:span text:style-name="T1">&lt;br&gt;</text:span> salto linea </text:p>
      <text:p text:style-name="P3"><text:span text:style-name="T1">&lt;hr&gt;</text:span> linea horizontal</text:p>
      <text:p text:style-name="P3"/>
      <text:p text:style-name="P3">&lt;<text:span text:style-name="T1">a href=</text:span>”archivo.html” o “link completo”&gt; <text:span text:style-name="T1">&lt;/a&gt; </text:span></text:p>
      <text:p text:style-name="P3">&lt;<text:span text:style-name="T1">img src=</text:span>”foto.jpg” <text:span text:style-name="T1">width=</text:span>”n” <text:span text:style-name="T1">height=”</text:span>n”&gt; <text:span text:style-name="T1">imagenes. No hace falta cerrar la etiqueta.</text:span></text:p>
      <text:p text:style-name="P3"><text:span text:style-name="T1">&lt;img src=</text:span><text:span text:style-name="T2">”foto.jpg” </text:span><text:span text:style-name="T1">alt=”Texto alternativo”&gt; </text:span></text:p>
      <text:p text:style-name="P3"/>
      <text:p text:style-name="P1">TABLAS</text:p>
      <text:p text:style-name="P3"><text:span text:style-name="T1">&lt;table&gt;&lt;caption&gt;</text:span>frase encima de la tabla<text:span text:style-name="T1">&lt;/caption&gt;&lt;tr&gt;&lt;td&gt;&lt;th&gt; &lt;/table&gt;</text:span></text:p>
      <text:p text:style-name="P3"><text:span text:style-name="T1">Atributos: </text:span><text:s/><text:span text:style-name="T1">colspan </text:span><text:span text:style-name="T2">expande hacia la derecha para que ocupe más columnas</text:span></text:p>
      <text:p text:style-name="P3"><text:span text:style-name="T2"><text:tab/> <text:s text:c="4"/></text:span><text:span text:style-name="T1">rowspan </text:span><text:span text:style-name="T2">expande hacia abajo para que ocupe más filas</text:span></text:p>
      <text:p text:style-name="P1">LISTAS</text:p>
      <text:p text:style-name="P3"><text:span text:style-name="T1">&lt;ul&gt; </text:span>normal</text:p>
      <text:p text:style-name="P3"><text:span text:style-name="T1">&lt;ol&gt; </text:span>ordenada</text:p>
      <text:p text:style-name="P3"><text:tab/><text:span text:style-name="T1">&lt;li&gt;</text:span> <text:s/>sin ordenar</text:p>
      <text:p text:style-name="P2">&lt;/ul /ol&gt;</text:p>
      <text:p text:style-name="P3"/>
      <text:p text:style-name="P1">FORMULARIOS</text:p>
      <text:p text:style-name="P3"/>
      <text:p text:style-name="P3"><text:span text:style-name="T1">&lt;form&gt;</text:span> <text:span text:style-name="T1">&lt;/form&gt; Atributos: &lt;action&gt; &lt;method&gt; </text:span></text:p>
      <text:p text:style-name="P3"><text:tab/>&lt;input type=<text:span text:style-name="T1">"checkbox"</text:span> checked&gt; checkeado</text:p>
      <text:p text:style-name="P3"><text:tab/>&lt;input type=<text:span text:style-name="T1">"radio</text:span>"&gt; </text:p>
      <text:p text:style-name="P3"><text:s text:c="3"/></text:p>
      <text:p text:style-name="P3"><text:tab/>&lt;input type=<text:span text:style-name="T1">"button"</text:span>&gt; </text:p>
      <text:p text:style-name="P3"><text:tab/>&lt;input type=<text:span text:style-name="T1">"color"</text:span>&gt; </text:p>
      <text:p text:style-name="P3"><text:s text:c="4"/></text:p>
      <text:p text:style-name="P3"><text:tab/>&lt;input type=<text:span text:style-name="T1">"date"</text:span>&gt; </text:p>
      <text:p text:style-name="P3"><text:tab/>&lt;input type="datetime-local"&gt; </text:p>
      <text:p text:style-name="P3"><text:tab/>&lt;input type=<text:span text:style-name="T1">"time"</text:span>&gt; </text:p>
      <text:p text:style-name="P3"><text:tab/>&lt;input type=<text:span text:style-name="T1">"week"</text:span>&gt; </text:p>
      <text:p text:style-name="P3"><text:tab/>&lt;input type=<text:span text:style-name="T1">"month"</text:span>&gt; </text:p>
      <text:p text:style-name="P3"/>
      <text:p text:style-name="P3"><text:tab/>&lt;input type=<text:span text:style-name="T1">"text"</text:span>&gt; también está el &lt;<text:span text:style-name="T1">textarea con atributos: rows</text:span>=”n” <text:span text:style-name="T1">cols</text:span>=”n”&gt;<text:span text:style-name="T2">&lt;/textarea&gt;</text:span></text:p>
      <text:p text:style-name="P3"><text:tab/>&lt;input type=<text:span text:style-name="T1">"email"</text:span>&gt; </text:p>
      <text:p text:style-name="P3"><text:tab/>&lt;input type=<text:span text:style-name="T1">"tel"</text:span>&gt; </text:p>
      <text:p text:style-name="P3"><text:tab/>&lt;input type=<text:span text:style-name="T1">"file"</text:span>&gt; </text:p>
      <text:p text:style-name="P3"><text:tab/>&lt;input type=<text:span text:style-name="T2">"image"</text:span>&gt; botón con una imagen <text:span text:style-name="T1">(no lo he usado)</text:span></text:p>
      <text:p text:style-name="P3"><text:tab/>&lt;input type=<text:span text:style-name="T1">"password"</text:span>&gt; </text:p>
      <text:p text:style-name="P3"><text:s text:c="3"/></text:p>
      <text:p text:style-name="P3"><text:tab/>&lt;input type=<text:span text:style-name="T1">"search"</text:span>&gt; <text:s/>típico buscador</text:p>
      <text:p text:style-name="P3"><text:tab/>&lt;input type=<text:span text:style-name="T1">"reset"</text:span>&gt; </text:p>
      <text:p text:style-name="P3"><text:tab/>&lt;input type=<text:span text:style-name="T1">"submit"</text:span>&gt; </text:p>
      <text:p text:style-name="P3"><text:s text:c="2"/></text:p>
      <text:p text:style-name="P3"><text:tab/>&lt;input type=<text:span text:style-name="T1">"url"</text:span>&gt; </text:p>
      <text:p text:style-name="P3"><text:tab/>&lt;input type="hidden"&gt;</text:p>
      <text:p text:style-name="P3"><text:tab/>&lt;input type=<text:span text:style-name="T2">"number" max min</text:span> &gt; <text:span text:style-name="T1">no lo he usado</text:span></text:p>
      <text:p text:style-name="P3"><text:tab/>&lt;input type=<text:span text:style-name="T2">"range" max min </text:span><text:span text:style-name="T1">&gt; no lo he usado</text:span></text:p>
      <text:p text:style-name="P3"/>
      <text:p text:style-name="P3"/>
      <text:p text:style-name="P1"><text:soft-page-break/>...FORMULARIOS</text:p>
      <text:p text:style-name="P2"><text:tab/></text:p>
      <text:p text:style-name="P3"><text:span text:style-name="T1"><text:tab/>&lt;label&gt;</text:span>Para escribir al lado de un input<text:span text:style-name="T1"> &lt;/label&gt;</text:span></text:p>
      <text:p text:style-name="P3"><text:s text:c="4"/></text:p>
      <text:p text:style-name="P3"><text:tab/><text:span text:style-name="T1">&lt;select&gt; <text:s/></text:span><text:span text:style-name="T2">Desplegable </text:span></text:p>
      <text:p text:style-name="P3"><text:tab/><text:tab/><text:span text:style-name="T1">&lt;option&gt;</text:span> 1 <text:span text:style-name="T1">&lt;/option&gt;</text:span></text:p>
      <text:p text:style-name="P3"><text:tab/><text:tab/><text:span text:style-name="T1">&lt;option&gt;</text:span> 2 <text:span text:style-name="T1">&lt;/option&gt;</text:span></text:p>
      <text:p text:style-name="P3"><text:s text:c="4"/><text:tab/><text:span text:style-name="T1">&lt;/select&gt;</text:span></text:p>
      <text:p text:style-name="P3"><text:s text:c="3"/><text:tab/> <text:span text:style-name="T1">&lt;button&gt;</text:span> <text:span text:style-name="T1">Yo esto no lo he usao </text:span></text:p>
      <text:p text:style-name="P3"><text:s text:c="4"/><text:tab/></text:p>
      <text:p text:style-name="P3"><text:tab/>&lt;form&gt; <text:span text:style-name="T1">&lt;fieldset&gt; &lt;legend&gt;&lt;/legend&gt; <text:s/>&lt;/fieldset&gt;</text:span> &lt;/form&gt; Lo de la linea q rodea el form con un <text:tab/>titulo a través.</text:p>
      <text:p text:style-name="P3"><text:s text:c="4"/></text:p>
      <text:p text:style-name="P3"><text:tab/><text:span text:style-name="T1">&lt;optgroup label=”nombregrupo”&gt; &lt;option&gt;</text:span> como el select pero por grupos, no lo he usado.</text:p>
      <text:p text:style-name="P3"/>
      <text:p text:style-name="P1">OTROS ATRIBUTOS</text:p>
      <text:p text:style-name="P2"><text:tab/></text:p>
      <text:p text:style-name="P3"><text:span text:style-name="T1"><text:tab/>&lt;value&gt; Para darle un valor al retorno de un envío, por ejemplo:<text:line-break/><text:tab/>&lt;</text:span><text:span text:style-name="T2">input type=”text”</text:span><text:span text:style-name="T1"> value=</text:span><text:span text:style-name="T2">”Zaragoza”</text:span><text:span text:style-name="T1">&gt; </text:span></text:p>
      <text:p text:style-name="P2"/>
      <text:p text:style-name="P3"><text:tab/><text:span text:style-name="T1">&lt;</text:span><text:span text:style-name="T2">input type=”text”</text:span><text:span text:style-name="T1"> </text:span><text:span text:style-name="T2">value</text:span><text:span text:style-name="T1">=</text:span><text:span text:style-name="T2">”Zaragoza” </text:span><text:span text:style-name="T1">readonly&gt; <text:s/>No se puede modificar</text:span></text:p>
      <text:p text:style-name="P2"/>
      <text:p text:style-name="P3"><text:span text:style-name="T1"><text:tab/>&lt;</text:span><text:span text:style-name="T2">button </text:span><text:span text:style-name="T1">disabled</text:span><text:span text:style-name="T2">&gt; Clic aquí &lt;/button&gt; </text:span><text:span text:style-name="T1">No podrás hacer clic</text:span></text:p>
      <text:p text:style-name="P2"/>
      <text:p text:style-name="P3"><text:span text:style-name="T1"><text:tab/>&lt;</text:span><text:span text:style-name="T2">input type=”text” </text:span><text:span text:style-name="T1">size</text:span><text:span text:style-name="T2">=”4”&gt; </text:span><text:span text:style-name="T1">El tamaño del área de texto será de 4 caracteres</text:span></text:p>
      <text:p text:style-name="P2"/>
      <text:p text:style-name="P3"><text:span text:style-name="T1"><text:tab/>&lt;</text:span><text:span text:style-name="T2">input type=”text” </text:span><text:span text:style-name="T1">maxlength=</text:span><text:span text:style-name="T2">”10”&gt; </text:span><text:span text:style-name="T1">Dejará meter sólo 10 caracteres </text:span></text:p>
      <text:p text:style-name="P2"/>
      <text:p text:style-name="P2"><text:tab/>&lt;<text:span text:style-name="T2">min&gt; &lt;max&gt;</text:span></text:p>
      <text:p text:style-name="P4"/>
      <text:p text:style-name="P2"><text:span text:style-name="T2"><text:tab/>&lt;input type=”file” </text:span><text:span text:style-name="T3">multiple</text:span><text:span text:style-name="T2">&gt; </text:span>Meter varios archivos</text:p>
      <text:p text:style-name="P2"/>
      <text:p text:style-name="P2"><text:tab/>&lt;<text:span text:style-name="T2">input type=”tel” </text:span><text:span text:style-name="T3">placeholder</text:span>=<text:span text:style-name="T2">”123-456”&gt; </text:span>Saldrán los numeritos en la zona de rellenar</text:p>
      <text:p text:style-name="P2"/>
      <text:p text:style-name="P2"><text:tab/>&lt;<text:span text:style-name="T2">input type=”text” </text:span>required<text:span text:style-name="T2">&gt; <text:s/></text:span>Obligado a meter texto para enviar formulario </text:p>
      <text:p text:style-name="P2"/>
      <text:p text:style-name="P2"><text:span text:style-name="T2">para imagenes=</text:span> width height</text:p>
      <text:p text:style-name="P2"><text:span text:style-name="T2">para textarea=</text:span> cols rows</text:p>
      <text:p text:style-name="P2"><text:span text:style-name="T2">para tables= </text:span>colspan rowspan</text:p>
      <text:p text:style-name="P2"><text:span text:style-name="T2">para</text:span> <text:span text:style-name="T2">&lt;input type="text"</text:span> size="n"&gt;</text:p>
      <text:p text:style-name="P2"><text:s text:c="7"/><text:span text:style-name="T2"><text:s/>&lt;input type="text"</text:span> maxlength="n"&gt;</text:p>
      <text:p text:style-name="P2"/>
      <text:p text:style-name="P2"><text:span text:style-name="T2">para &lt;input type="number"</text:span> max= min=&gt;</text:p>
      <text:p text:style-name="P2"><text:span text:style-name="T2">para</text:span> <text:span text:style-name="T2">&lt;input type="range"</text:span> max= min=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12T19:28:04</meta:creation-date>
    <dc:date>2023-01-26T10:48:24.56</dc:date>
    <meta:editing-duration>PT2H58M28S</meta:editing-duration>
    <meta:editing-cycles>8</meta:editing-cycles>
    <meta:generator>OpenOffice/4.1.6$Win32 OpenOffice.org_project/416m1$Build-9790</meta:generator>
    <meta:document-statistic meta:table-count="0" meta:image-count="0" meta:object-count="0" meta:page-count="2" meta:paragraph-count="81" meta:word-count="333" meta:character-count="2606"/>
  </office:meta>
</office:document-meta>
</file>